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</office:automatic-styles>
  <office:body>
    <office:spreadsheet>
      <table:table table:name="9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518.529449269">
            <text:p>￥86,51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5110">
            <text:p>75,11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5110">
            <text:p>￥75,1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5110">
            <text:p>75110</text:p>
          </table:table-cell>
          <table:table-cell table:style-name="ce28"/>
          <table:table-cell table:style-name="ce34" table:formula="of:=SUM([.I3:.I6])" office:value-type="currency" office:currency="JPY" office:value="4325.67694305">
            <text:p>￥4,32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786760">
            <text:p>￥786,760</text:p>
          </table:table-cell>
          <table:table-cell table:style-name="ce19" table:formula="of:=[.D3]*[.G3]" office:value-type="currency" office:currency="JPY" office:value="4.6576192">
            <text:p>￥5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17030556">
            <text:p>2.17030556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24975">
            <text:p>￥24,975</text:p>
          </table:table-cell>
          <table:table-cell table:style-name="ce19" table:formula="of:=[.D6]*[.G6]" office:value-type="currency" office:currency="JPY" office:value="86513.538861">
            <text:p>￥86,51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46400556">
            <text:p>3.46400556</text:p>
          </table:table-cell>
          <table:table-cell table:style-name="ce32" table:formula="of:=[.G6]*[.H$7]" office:value-type="float" office:value="0.173200278">
            <text:p>0.1732</text:p>
          </table:table-cell>
          <table:table-cell table:style-name="ce35" table:formula="of:=[.H6]*[.D6]" office:value-type="currency" office:currency="JPY" office:value="4325.67694305">
            <text:p>￥4,325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629.6323623173">
            <text:p>￥21,63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9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563.276196769">
            <text:p>￥108,5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9528">
            <text:p>59,52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9528">
            <text:p>￥59,5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528">
            <text:p>59528</text:p>
          </table:table-cell>
          <table:table-cell table:style-name="ce28"/>
          <table:table-cell table:style-name="ce34" table:formula="of:=SUM([.I3:.I6])" office:value-type="currency" office:currency="JPY" office:value="5427.914280425">
            <text:p>￥5,4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786760">
            <text:p>￥786,760</text:p>
          </table:table-cell>
          <table:table-cell table:style-name="ce19" table:formula="of:=[.D3]*[.G3]" office:value-type="currency" office:currency="JPY" office:value="4.6576192">
            <text:p>￥5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11472341">
            <text:p>2.11472341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850">
            <text:p>￥31,850</text:p>
          </table:table-cell>
          <table:table-cell table:style-name="ce19" table:formula="of:=[.D6]*[.G6]" office:value-type="currency" office:currency="JPY" office:value="108558.2856085">
            <text:p>￥108,5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40842341">
            <text:p>3.40842341</text:p>
          </table:table-cell>
          <table:table-cell table:style-name="ce32" table:formula="of:=[.G6]*[.H$7]" office:value-type="float" office:value="0.1704211705">
            <text:p>0.1704</text:p>
          </table:table-cell>
          <table:table-cell table:style-name="ce35" table:formula="of:=[.H6]*[.D6]" office:value-type="currency" office:currency="JPY" office:value="5427.914280425">
            <text:p>￥5,427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140.8190491923">
            <text:p>￥27,1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9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100.877694369">
            <text:p>￥110,10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819">
            <text:p>53,81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819">
            <text:p>￥53,81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819">
            <text:p>53819</text:p>
          </table:table-cell>
          <table:table-cell table:style-name="ce28"/>
          <table:table-cell table:style-name="ce34" table:formula="of:=SUM([.I3:.I6])" office:value-type="currency" office:currency="JPY" office:value="5504.794355305">
            <text:p>￥5,50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786760">
            <text:p>￥786,760</text:p>
          </table:table-cell>
          <table:table-cell table:style-name="ce19" table:formula="of:=[.D3]*[.G3]" office:value-type="currency" office:currency="JPY" office:value="4.6576192">
            <text:p>￥5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9699563">
            <text:p>2.09699563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2470">
            <text:p>￥32,470</text:p>
          </table:table-cell>
          <table:table-cell table:style-name="ce19" table:formula="of:=[.D6]*[.G6]" office:value-type="currency" office:currency="JPY" office:value="110095.8871061">
            <text:p>￥110,09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9069563">
            <text:p>3.39069563</text:p>
          </table:table-cell>
          <table:table-cell table:style-name="ce32" table:formula="of:=[.G6]*[.H$7]" office:value-type="float" office:value="0.1695347815">
            <text:p>0.1695</text:p>
          </table:table-cell>
          <table:table-cell table:style-name="ce35" table:formula="of:=[.H6]*[.D6]" office:value-type="currency" office:currency="JPY" office:value="5504.794355305">
            <text:p>￥5,504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25.2194235922">
            <text:p>￥27,5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9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381.538402519">
            <text:p>￥107,38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062">
            <text:p>48,06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8062">
            <text:p>￥48,0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062">
            <text:p>48062</text:p>
          </table:table-cell>
          <table:table-cell table:style-name="ce28"/>
          <table:table-cell table:style-name="ce34" table:formula="of:=SUM([.I3:.I6])" office:value-type="currency" office:currency="JPY" office:value="5368.8273907125">
            <text:p>￥5,36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786760">
            <text:p>￥786,760</text:p>
          </table:table-cell>
          <table:table-cell table:style-name="ce19" table:formula="of:=[.D3]*[.G3]" office:value-type="currency" office:currency="JPY" office:value="4.6576192">
            <text:p>￥5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7075395">
            <text:p>2.07075395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915">
            <text:p>￥31,915</text:p>
          </table:table-cell>
          <table:table-cell table:style-name="ce19" table:formula="of:=[.D6]*[.G6]" office:value-type="currency" office:currency="JPY" office:value="107376.54781425">
            <text:p>￥107,37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6445395">
            <text:p>3.36445395</text:p>
          </table:table-cell>
          <table:table-cell table:style-name="ce32" table:formula="of:=[.G6]*[.H$7]" office:value-type="float" office:value="0.1682226975">
            <text:p>0.1682</text:p>
          </table:table-cell>
          <table:table-cell table:style-name="ce35" table:formula="of:=[.H6]*[.D6]" office:value-type="currency" office:currency="JPY" office:value="5368.8273907125">
            <text:p>￥5,368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45.3846006298">
            <text:p>￥26,84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000.099330469">
            <text:p>￥104,00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417">
            <text:p>42,41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2417">
            <text:p>￥42,4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417">
            <text:p>42417</text:p>
          </table:table-cell>
          <table:table-cell table:style-name="ce28"/>
          <table:table-cell table:style-name="ce34" table:formula="of:=SUM([.I3:.I6])" office:value-type="currency" office:currency="JPY" office:value="5199.79470447">
            <text:p>￥5,20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4270982">
            <text:p>2.0427098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170">
            <text:p>￥31,170</text:p>
          </table:table-cell>
          <table:table-cell table:style-name="ce19" table:formula="of:=[.D6]*[.G6]" office:value-type="currency" office:currency="JPY" office:value="103995.8940894">
            <text:p>￥103,99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3640982">
            <text:p>3.33640982</text:p>
          </table:table-cell>
          <table:table-cell table:style-name="ce32" table:formula="of:=[.G6]*[.H$7]" office:value-type="float" office:value="0.166820491">
            <text:p>0.1668</text:p>
          </table:table-cell>
          <table:table-cell table:style-name="ce35" table:formula="of:=[.H6]*[.D6]" office:value-type="currency" office:currency="JPY" office:value="5199.79470447">
            <text:p>￥5,199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00.0248326172">
            <text:p>￥26,00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286.824039819">
            <text:p>￥102,28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949">
            <text:p>36,94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949">
            <text:p>￥36,9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949">
            <text:p>36949</text:p>
          </table:table-cell>
          <table:table-cell table:style-name="ce28"/>
          <table:table-cell table:style-name="ce34" table:formula="of:=SUM([.I3:.I6])" office:value-type="currency" office:currency="JPY" office:value="5114.130939937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1909737">
            <text:p>2.01909737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875">
            <text:p>￥30,875</text:p>
          </table:table-cell>
          <table:table-cell table:style-name="ce19" table:formula="of:=[.D6]*[.G6]" office:value-type="currency" office:currency="JPY" office:value="102282.61879875">
            <text:p>￥102,28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1279737">
            <text:p>3.31279737</text:p>
          </table:table-cell>
          <table:table-cell table:style-name="ce32" table:formula="of:=[.G6]*[.H$7]" office:value-type="float" office:value="0.1656398685">
            <text:p>0.1656</text:p>
          </table:table-cell>
          <table:table-cell table:style-name="ce35" table:formula="of:=[.H6]*[.D6]" office:value-type="currency" office:currency="JPY" office:value="5114.1309399375">
            <text:p>￥5,114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571.7060099547">
            <text:p>￥25,5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991.265310169">
            <text:p>￥107,99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576">
            <text:p>31,5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1576">
            <text:p>￥31,5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1576">
            <text:p>31576</text:p>
          </table:table-cell>
          <table:table-cell table:style-name="ce28"/>
          <table:table-cell table:style-name="ce34" table:formula="of:=SUM([.I3:.I6])" office:value-type="currency" office:currency="JPY" office:value="5399.353003455">
            <text:p>￥5,39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9808662">
            <text:p>1.9980866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2805">
            <text:p>￥32,805</text:p>
          </table:table-cell>
          <table:table-cell table:style-name="ce19" table:formula="of:=[.D6]*[.G6]" office:value-type="currency" office:currency="JPY" office:value="107987.0600691">
            <text:p>￥107,98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9178662">
            <text:p>3.29178662</text:p>
          </table:table-cell>
          <table:table-cell table:style-name="ce32" table:formula="of:=[.G6]*[.H$7]" office:value-type="float" office:value="0.164589331">
            <text:p>0.1646</text:p>
          </table:table-cell>
          <table:table-cell table:style-name="ce35" table:formula="of:=[.H6]*[.D6]" office:value-type="currency" office:currency="JPY" office:value="5399.353003455">
            <text:p>￥5,39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997.8163275422">
            <text:p>￥26,9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3994.236307669">
            <text:p>￥103,99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5901">
            <text:p>25,90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5901">
            <text:p>￥25,9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5901">
            <text:p>25901</text:p>
          </table:table-cell>
          <table:table-cell table:style-name="ce28"/>
          <table:table-cell table:style-name="ce34" table:formula="of:=SUM([.I3:.I6])" office:value-type="currency" office:currency="JPY" office:value="5199.50155333">
            <text:p>￥5,20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6770916">
            <text:p>1.96770916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885">
            <text:p>￥31,885</text:p>
          </table:table-cell>
          <table:table-cell table:style-name="ce19" table:formula="of:=[.D6]*[.G6]" office:value-type="currency" office:currency="JPY" office:value="103990.0310666">
            <text:p>￥103,9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6140916">
            <text:p>3.26140916</text:p>
          </table:table-cell>
          <table:table-cell table:style-name="ce32" table:formula="of:=[.G6]*[.H$7]" office:value-type="float" office:value="0.163070458">
            <text:p>0.1631</text:p>
          </table:table-cell>
          <table:table-cell table:style-name="ce35" table:formula="of:=[.H6]*[.D6]" office:value-type="currency" office:currency="JPY" office:value="5199.50155333">
            <text:p>￥5,199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998.5590769173">
            <text:p>￥25,99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591.784939069">
            <text:p>￥98,5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0464">
            <text:p>20,4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0464">
            <text:p>￥20,4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0464">
            <text:p>20464</text:p>
          </table:table-cell>
          <table:table-cell table:style-name="ce28"/>
          <table:table-cell table:style-name="ce34" table:formula="of:=SUM([.I3:.I6])" office:value-type="currency" office:currency="JPY" office:value="4929.3789849">
            <text:p>￥4,9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2811633">
            <text:p>1.92811633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600">
            <text:p>￥30,600</text:p>
          </table:table-cell>
          <table:table-cell table:style-name="ce19" table:formula="of:=[.D6]*[.G6]" office:value-type="currency" office:currency="JPY" office:value="98587.579698">
            <text:p>￥98,5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2181633">
            <text:p>3.22181633</text:p>
          </table:table-cell>
          <table:table-cell table:style-name="ce32" table:formula="of:=[.G6]*[.H$7]" office:value-type="float" office:value="0.1610908165">
            <text:p>0.1611</text:p>
          </table:table-cell>
          <table:table-cell table:style-name="ce35" table:formula="of:=[.H6]*[.D6]" office:value-type="currency" office:currency="JPY" office:value="4929.3789849">
            <text:p>￥4,92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647.9462347672">
            <text:p>￥24,64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908.512265869">
            <text:p>￥97,90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47">
            <text:p>10,14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147">
            <text:p>￥10,14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47">
            <text:p>10147</text:p>
          </table:table-cell>
          <table:table-cell table:style-name="ce28"/>
          <table:table-cell table:style-name="ce34" table:formula="of:=SUM([.I3:.I6])" office:value-type="currency" office:currency="JPY" office:value="4895.21535124">
            <text:p>￥4,89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5232529">
            <text:p>1.85232529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120">
            <text:p>￥31,120</text:p>
          </table:table-cell>
          <table:table-cell table:style-name="ce19" table:formula="of:=[.D6]*[.G6]" office:value-type="currency" office:currency="JPY" office:value="97904.3070248">
            <text:p>￥97,9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4602529">
            <text:p>3.14602529</text:p>
          </table:table-cell>
          <table:table-cell table:style-name="ce32" table:formula="of:=[.G6]*[.H$7]" office:value-type="float" office:value="0.1573012645">
            <text:p>0.1573</text:p>
          </table:table-cell>
          <table:table-cell table:style-name="ce35" table:formula="of:=[.H6]*[.D6]" office:value-type="currency" office:currency="JPY" office:value="4895.21535124">
            <text:p>￥4,89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77.1280664672">
            <text:p>￥24,4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42.484765069">
            <text:p>￥9,54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033">
            <text:p>5,03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033">
            <text:p>￥5,03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033">
            <text:p>5033</text:p>
          </table:table-cell>
          <table:table-cell table:style-name="ce28"/>
          <table:table-cell table:style-name="ce34" table:formula="of:=SUM([.I3:.I6])" office:value-type="currency" office:currency="JPY" office:value="476.9139762">
            <text:p>￥47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0817952">
            <text:p>1.8081795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75">
            <text:p>￥3,075</text:p>
          </table:table-cell>
          <table:table-cell table:style-name="ce19" table:formula="of:=[.D6]*[.G6]" office:value-type="currency" office:currency="JPY" office:value="9538.279524">
            <text:p>￥9,53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0187952">
            <text:p>3.10187952</text:p>
          </table:table-cell>
          <table:table-cell table:style-name="ce32" table:formula="of:=[.G6]*[.H$7]" office:value-type="float" office:value="0.155093976">
            <text:p>0.1551</text:p>
          </table:table-cell>
          <table:table-cell table:style-name="ce35" table:formula="of:=[.H6]*[.D6]" office:value-type="currency" office:currency="JPY" office:value="476.9139762">
            <text:p>￥476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85.62119126725">
            <text:p>￥2,38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54.701914569">
            <text:p>￥94,4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2502">
            <text:p>152,50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2502">
            <text:p>￥152,5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2502">
            <text:p>152502</text:p>
          </table:table-cell>
          <table:table-cell table:style-name="ce28"/>
          <table:table-cell table:style-name="ce34" table:formula="of:=SUM([.I3:.I6])" office:value-type="currency" office:currency="JPY" office:value="4722.524833675">
            <text:p>￥4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8056987" office:value-type="float" office:value="1.8056987">
            <text:p>1.805698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5">
            <text:p>￥31,405</text:p>
          </table:table-cell>
          <table:table-cell table:style-name="ce19" table:formula="of:=[.D6]*[.G6]" office:value-type="currency" office:currency="JPY" office:value="94450.4966735">
            <text:p>￥94,4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0074987">
            <text:p>3.0074987</text:p>
          </table:table-cell>
          <table:table-cell table:style-name="ce32" table:formula="of:=[.G6]*[.H$7]" office:value-type="float" office:value="0.150374935">
            <text:p>0.1504</text:p>
          </table:table-cell>
          <table:table-cell table:style-name="ce35" table:formula="of:=[.H6]*[.D6]" office:value-type="currency" office:currency="JPY" office:value="4722.524833675">
            <text:p>￥4,72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613.6754786422">
            <text:p>￥23,6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2062.562402069">
            <text:p>￥92,0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7535">
            <text:p>147,53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7535">
            <text:p>￥147,53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7535">
            <text:p>147535</text:p>
          </table:table-cell>
          <table:table-cell table:style-name="ce28"/>
          <table:table-cell table:style-name="ce34" table:formula="of:=SUM([.I3:.I6])" office:value-type="currency" office:currency="JPY" office:value="4602.91785805">
            <text:p>￥4,60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5115452" office:value-type="float" office:value="1.75115452">
            <text:p>1.75115452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175">
            <text:p>￥31,175</text:p>
          </table:table-cell>
          <table:table-cell table:style-name="ce19" table:formula="of:=[.D6]*[.G6]" office:value-type="currency" office:currency="JPY" office:value="92058.357161">
            <text:p>￥92,0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5295452">
            <text:p>2.95295452</text:p>
          </table:table-cell>
          <table:table-cell table:style-name="ce32" table:formula="of:=[.G6]*[.H$7]" office:value-type="float" office:value="0.147647726">
            <text:p>0.1476</text:p>
          </table:table-cell>
          <table:table-cell table:style-name="ce35" table:formula="of:=[.H6]*[.D6]" office:value-type="currency" office:currency="JPY" office:value="4602.91785805">
            <text:p>￥4,60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015.6406005172">
            <text:p>￥23,0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25.707439619">
            <text:p>￥93,32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2699">
            <text:p>142,69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2699">
            <text:p>￥142,69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699">
            <text:p>142699</text:p>
          </table:table-cell>
          <table:table-cell table:style-name="ce28"/>
          <table:table-cell table:style-name="ce34" table:formula="of:=SUM([.I3:.I6])" office:value-type="currency" office:currency="JPY" office:value="4666.0751099275">
            <text:p>￥4,6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1313057" office:value-type="float" office:value="1.71313057">
            <text:p>1.7131305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015">
            <text:p>￥32,015</text:p>
          </table:table-cell>
          <table:table-cell table:style-name="ce19" table:formula="of:=[.D6]*[.G6]" office:value-type="currency" office:currency="JPY" office:value="93321.50219855">
            <text:p>￥93,32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1493057">
            <text:p>2.91493057</text:p>
          </table:table-cell>
          <table:table-cell table:style-name="ce32" table:formula="of:=[.G6]*[.H$7]" office:value-type="float" office:value="0.1457465285">
            <text:p>0.1457</text:p>
          </table:table-cell>
          <table:table-cell table:style-name="ce35" table:formula="of:=[.H6]*[.D6]" office:value-type="currency" office:currency="JPY" office:value="4666.0751099275">
            <text:p>￥4,666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31.4268599048">
            <text:p>￥23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616.443961069">
            <text:p>￥95,61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789">
            <text:p>137,7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789">
            <text:p>￥137,7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789">
            <text:p>137789</text:p>
          </table:table-cell>
          <table:table-cell table:style-name="ce28"/>
          <table:table-cell table:style-name="ce34" table:formula="of:=SUM([.I3:.I6])" office:value-type="currency" office:currency="JPY" office:value="4780.611936">
            <text:p>￥4,78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694384" office:value-type="float" office:value="1.6694384">
            <text:p>1.6694384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3300">
            <text:p>￥33,300</text:p>
          </table:table-cell>
          <table:table-cell table:style-name="ce19" table:formula="of:=[.D6]*[.G6]" office:value-type="currency" office:currency="JPY" office:value="95612.23872">
            <text:p>￥95,61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712384">
            <text:p>2.8712384</text:p>
          </table:table-cell>
          <table:table-cell table:style-name="ce32" table:formula="of:=[.G6]*[.H$7]" office:value-type="float" office:value="0.14356192">
            <text:p>0.1436</text:p>
          </table:table-cell>
          <table:table-cell table:style-name="ce35" table:formula="of:=[.H6]*[.D6]" office:value-type="currency" office:currency="JPY" office:value="4780.611936">
            <text:p>￥4,780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04.1109902672">
            <text:p>￥23,90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087.852287069">
            <text:p>￥97,08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2788">
            <text:p>132,7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2788">
            <text:p>￥132,7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2788">
            <text:p>132788</text:p>
          </table:table-cell>
          <table:table-cell table:style-name="ce28"/>
          <table:table-cell table:style-name="ce34" table:formula="of:=SUM([.I3:.I6])" office:value-type="currency" office:currency="JPY" office:value="4854.1823523">
            <text:p>￥4,85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3690313" office:value-type="float" office:value="1.63690313">
            <text:p>1.63690313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4200">
            <text:p>￥34,200</text:p>
          </table:table-cell>
          <table:table-cell table:style-name="ce19" table:formula="of:=[.D6]*[.G6]" office:value-type="currency" office:currency="JPY" office:value="97083.647046">
            <text:p>￥97,08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3870313">
            <text:p>2.83870313</text:p>
          </table:table-cell>
          <table:table-cell table:style-name="ce32" table:formula="of:=[.G6]*[.H$7]" office:value-type="float" office:value="0.1419351565">
            <text:p>0.1419</text:p>
          </table:table-cell>
          <table:table-cell table:style-name="ce35" table:formula="of:=[.H6]*[.D6]" office:value-type="currency" office:currency="JPY" office:value="4854.1823523">
            <text:p>￥4,85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71.9630717672">
            <text:p>￥24,2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1554.687497169">
            <text:p>￥91,5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7698">
            <text:p>127,69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7698">
            <text:p>￥127,6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7698">
            <text:p>127698</text:p>
          </table:table-cell>
          <table:table-cell table:style-name="ce28"/>
          <table:table-cell table:style-name="ce34" table:formula="of:=SUM([.I3:.I6])" office:value-type="currency" office:currency="JPY" office:value="4577.524112805">
            <text:p>￥4,57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8682267" office:value-type="float" office:value="1.58682267">
            <text:p>1.5868226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830">
            <text:p>￥32,830</text:p>
          </table:table-cell>
          <table:table-cell table:style-name="ce19" table:formula="of:=[.D6]*[.G6]" office:value-type="currency" office:currency="JPY" office:value="91550.4822561">
            <text:p>￥91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8862267">
            <text:p>2.78862267</text:p>
          </table:table-cell>
          <table:table-cell table:style-name="ce32" table:formula="of:=[.G6]*[.H$7]" office:value-type="float" office:value="0.1394311335">
            <text:p>0.1394</text:p>
          </table:table-cell>
          <table:table-cell table:style-name="ce35" table:formula="of:=[.H6]*[.D6]" office:value-type="currency" office:currency="JPY" office:value="4577.524112805">
            <text:p>￥4,57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888.6718742922">
            <text:p>￥22,8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603.807759069">
            <text:p>￥87,6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2882">
            <text:p>122,8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2882">
            <text:p>￥122,8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2882">
            <text:p>122882</text:p>
          </table:table-cell>
          <table:table-cell table:style-name="ce28"/>
          <table:table-cell table:style-name="ce34" table:formula="of:=SUM([.I3:.I6])" office:value-type="currency" office:currency="JPY" office:value="4379.9801259">
            <text:p>￥4,38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2715958" office:value-type="float" office:value="1.52715958">
            <text:p>1.52715958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100">
            <text:p>￥32,100</text:p>
          </table:table-cell>
          <table:table-cell table:style-name="ce19" table:formula="of:=[.D6]*[.G6]" office:value-type="currency" office:currency="JPY" office:value="87599.602518">
            <text:p>￥87,60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2895958">
            <text:p>2.72895958</text:p>
          </table:table-cell>
          <table:table-cell table:style-name="ce32" table:formula="of:=[.G6]*[.H$7]" office:value-type="float" office:value="0.136447979">
            <text:p>0.1364</text:p>
          </table:table-cell>
          <table:table-cell table:style-name="ce35" table:formula="of:=[.H6]*[.D6]" office:value-type="currency" office:currency="JPY" office:value="4379.9801259">
            <text:p>￥4,380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00.9519397672">
            <text:p>￥21,90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3710.174835069">
            <text:p>￥83,71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304">
            <text:p>118,30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8304">
            <text:p>￥118,3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304">
            <text:p>118304</text:p>
          </table:table-cell>
          <table:table-cell table:style-name="ce28"/>
          <table:table-cell table:style-name="ce34" table:formula="of:=SUM([.I3:.I6])" office:value-type="currency" office:currency="JPY" office:value="4185.2984797">
            <text:p>￥4,1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46399521" office:value-type="float" office:value="1.46399521">
            <text:p>1.46399521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0">
            <text:p>￥31,400</text:p>
          </table:table-cell>
          <table:table-cell table:style-name="ce19" table:formula="of:=[.D6]*[.G6]" office:value-type="currency" office:currency="JPY" office:value="83705.969594">
            <text:p>￥83,70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66579521">
            <text:p>2.66579521</text:p>
          </table:table-cell>
          <table:table-cell table:style-name="ce32" table:formula="of:=[.G6]*[.H$7]" office:value-type="float" office:value="0.1332897605">
            <text:p>0.1333</text:p>
          </table:table-cell>
          <table:table-cell table:style-name="ce35" table:formula="of:=[.H6]*[.D6]" office:value-type="currency" office:currency="JPY" office:value="4185.2984797">
            <text:p>￥4,185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927.5437087672">
            <text:p>￥20,92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1651.897418669">
            <text:p>￥81,6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3903">
            <text:p>113,9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3903">
            <text:p>￥113,9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3903">
            <text:p>113903</text:p>
          </table:table-cell>
          <table:table-cell table:style-name="ce28"/>
          <table:table-cell table:style-name="ce34" table:formula="of:=SUM([.I3:.I6])" office:value-type="currency" office:currency="JPY" office:value="4082.38460888">
            <text:p>￥4,08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681585">
            <text:p>1.55681585</text:p>
          </table:table-cell>
          <table:table-cell table:style-name="ce11" office:value-type="float" office:value="1.0388">
            <text:p>1.0388</text:p>
          </table:table-cell>
          <table:table-cell table:style-name="ce16" office:value-type="currency" office:currency="JPY" office:value="31456">
            <text:p>￥31,456</text:p>
          </table:table-cell>
          <table:table-cell table:style-name="ce19" table:formula="of:=[.D6]*[.G6]" office:value-type="currency" office:currency="JPY" office:value="81647.6921776">
            <text:p>￥81,6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9561585">
            <text:p>2.59561585</text:p>
          </table:table-cell>
          <table:table-cell table:style-name="ce32" table:formula="of:=[.G6]*[.H$7]" office:value-type="float" office:value="0.1297807925">
            <text:p>0.1298</text:p>
          </table:table-cell>
          <table:table-cell table:style-name="ce35" table:formula="of:=[.H6]*[.D6]" office:value-type="currency" office:currency="JPY" office:value="4082.38460888">
            <text:p>￥4,08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412.9743546672">
            <text:p>￥20,41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235.310234869">
            <text:p>￥89,23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9603">
            <text:p>109,6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9603">
            <text:p>￥109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9603">
            <text:p>109603</text:p>
          </table:table-cell>
          <table:table-cell table:style-name="ce28"/>
          <table:table-cell table:style-name="ce34" table:formula="of:=SUM([.I3:.I6])" office:value-type="currency" office:currency="JPY" office:value="4461.55524969">
            <text:p>￥4,46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3961781">
            <text:p>1.63961781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4980">
            <text:p>￥34,980</text:p>
          </table:table-cell>
          <table:table-cell table:style-name="ce19" table:formula="of:=[.D6]*[.G6]" office:value-type="currency" office:currency="JPY" office:value="89231.1049938">
            <text:p>￥89,23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5091781">
            <text:p>2.55091781</text:p>
          </table:table-cell>
          <table:table-cell table:style-name="ce32" table:formula="of:=[.G6]*[.H$7]" office:value-type="float" office:value="0.1275458905">
            <text:p>0.1275</text:p>
          </table:table-cell>
          <table:table-cell table:style-name="ce35" table:formula="of:=[.H6]*[.D6]" office:value-type="currency" office:currency="JPY" office:value="4461.55524969">
            <text:p>￥4,461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308.8275587172">
            <text:p>￥22,30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703.663196869">
            <text:p>￥89,7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4961">
            <text:p>104,9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4961">
            <text:p>￥104,9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4961">
            <text:p>104961</text:p>
          </table:table-cell>
          <table:table-cell table:style-name="ce28"/>
          <table:table-cell table:style-name="ce34" table:formula="of:=SUM([.I3:.I6])" office:value-type="currency" office:currency="JPY" office:value="4484.97289779">
            <text:p>￥4,4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9392156">
            <text:p>1.59392156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805">
            <text:p>￥35,805</text:p>
          </table:table-cell>
          <table:table-cell table:style-name="ce19" table:formula="of:=[.D6]*[.G6]" office:value-type="currency" office:currency="JPY" office:value="89699.4579558">
            <text:p>￥89,69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0522156">
            <text:p>2.50522156</text:p>
          </table:table-cell>
          <table:table-cell table:style-name="ce32" table:formula="of:=[.G6]*[.H$7]" office:value-type="float" office:value="0.125261078">
            <text:p>0.1253</text:p>
          </table:table-cell>
          <table:table-cell table:style-name="ce35" table:formula="of:=[.H6]*[.D6]" office:value-type="currency" office:currency="JPY" office:value="4484.97289779">
            <text:p>￥4,485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425.9157992172">
            <text:p>￥22,42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2018/09/06</text:date>, <text:time>19:56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9-06T19:56:22</dc:date>
    <dc:creator>鈴木 豊樹</dc:creator>
    <meta:editing-duration>PT6H43M42S</meta:editing-duration>
    <meta:editing-cycles>74</meta:editing-cycles>
    <meta:generator>OpenOffice/4.1.5$Unix OpenOffice.org_project/415m1$Build-9789</meta:generator>
    <meta:document-statistic meta:table-count="59" meta:cell-count="3961" meta:object-count="0"/>
  </office:meta>
</office:document-meta>
</file>